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1.408cm" table:align="left"/>
    </style:style>
    <style:style style:name="Table1.A" style:family="table-column">
      <style:table-column-properties style:column-width="3.152cm"/>
    </style:style>
    <style:style style:name="Table1.B" style:family="table-column">
      <style:table-column-properties style:column-width="8.368cm"/>
    </style:style>
    <style:style style:name="Table1.C" style:family="table-column">
      <style:table-column-properties style:column-width="9.888cm"/>
    </style:style>
    <style:style style:name="Table1.A1" style:family="table-cell">
      <style:table-cell-properties style:vertical-align="middle" fo:padding="0.049cm" fo:border="0.75pt solid #000000"/>
    </style:style>
    <style:style style:name="P1" style:family="paragraph" style:parent-style-name="Heading_20_3">
      <style:paragraph-properties fo:padding="0cm" fo:border="none"/>
      <style:text-properties style:font-name="Liberation Sans"/>
    </style:style>
    <style:style style:name="P2" style:family="paragraph" style:parent-style-name="Standard">
      <style:text-properties style:font-name="Liberation Sans"/>
    </style:style>
    <style:style style:name="P3" style:family="paragraph" style:parent-style-name="Table_20_Contents">
      <style:text-properties style:font-name="Liberation Sans"/>
    </style:style>
    <style:style style:name="P4" style:family="paragraph" style:parent-style-name="Table_20_Heading">
      <style:text-properties style:font-name="Liberation Sans"/>
    </style:style>
    <style:style style:name="P5" style:family="paragraph" style:parent-style-name="Text_20_body">
      <style:paragraph-properties fo:padding="0cm" fo:border="none"/>
    </style:style>
    <style:style style:name="P6" style:family="paragraph" style:parent-style-name="Text_20_body" style:list-style-name="L1">
      <style:paragraph-properties fo:padding="0cm" fo:border="none"/>
    </style:style>
    <style:style style:name="P7" style:family="paragraph" style:parent-style-name="Text_20_body" style:list-style-name="L2">
      <style:paragraph-properties fo:padding="0cm" fo:border="none"/>
    </style:style>
    <style:style style:name="P8" style:family="paragraph" style:parent-style-name="Text_20_body">
      <style:paragraph-properties fo:padding="0cm" fo:border="none"/>
      <style:text-properties style:font-name="Liberation Sans" loext:padding="0cm" loext:border="none"/>
    </style:style>
    <style:style style:name="P9" style:family="paragraph" style:parent-style-name="Text_20_body" style:list-style-name="L2">
      <style:paragraph-properties fo:padding="0cm" fo:border="none"/>
      <style:text-properties style:font-name="Liberation Sans" loext:padding="0cm" loext:border="none"/>
    </style:style>
    <style:style style:name="T1" style:family="text">
      <style:text-properties loext:padding="0cm" loext:border="none"/>
    </style:style>
    <style:style style:name="T2" style:family="text">
      <style:text-properties style:font-name="Liberation Sans"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aya tarea! El enunciado cubre un montón de aspectos interesantes sobre la gestión de pedidos y la planificación de recursos empresariales (ERP). Vamos a resolver tus preguntas una a una.</text:p>
      <text:h text:style-name="P1" text:outline-level="3">Pregunta 1</text:h>
      <text:p text:style-name="P8">Busca dos sistemas ERP que se ajusten a las necesidades y características de la empresa. Justifica la respuesta.</text:p>
      <text:p text:style-name="P5"><text:span text:style-name="T2">Dos sistemas ERP que podrían ajustarse a la empresa de venta de material informático y portátiles a medida son </text:span><text:span text:style-name="Strong_20_Emphasis"><text:span text:style-name="T2">SAP ERP</text:span></text:span><text:span text:style-name="T2"> y </text:span><text:span text:style-name="Strong_20_Emphasis"><text:span text:style-name="T2">Microsoft Dynamics 365</text:span></text:span><text:span text:style-name="T2">.</text:span></text:p>
      <text:p text:style-name="P5"><text:span text:style-name="Strong_20_Emphasis"><text:span text:style-name="T2">SAP ERP</text:span></text:span><text:span text:style-name="T2"> es una de las soluciones más robustas y completas del mercado. Ofrece una amplia gama de módulos que pueden gestionar todo el ciclo de vida de un pedido, desde la recepción del pedido hasta la fabricación y el control de inventarios. Sus módulos de gestión de producción y su capacidad de integración con distintos sistemas lo hacen ideal para la gestión de "artículos configurados".</text:span></text:p>
      <text:p text:style-name="P5"><text:span text:style-name="Strong_20_Emphasis"><text:span text:style-name="T2">Microsoft Dynamics 365</text:span></text:span><text:span text:style-name="T2">, por otro lado, es conocido por su flexibilidad y fácil integración con otros productos de Microsoft. Es una solución que permite una gestión eficiente de inventarios y pedidos, y ofrece herramientas avanzadas de análisis y reporting. Además, su interfaz es bastante intuitiva y puede adaptarse a las necesidades específicas de la empresa.</text:span></text:p>
      <text:h text:style-name="P1" text:outline-level="3">Pregunta 2</text:h>
      <text:p text:style-name="P8">Busca todas las referencias de utilización del sistema ERP.</text:p>
      <text:p text:style-name="P8">Para encontrar referencias de utilización de un sistema ERP, lo mejor es consultar estudios de caso, testimonios de clientes y análisis de mercado. Por ejemplo:</text:p>
      <text:list xml:id="list2802919235" text:style-name="L1">
        <text:list-item>
          <text:p text:style-name="P6"><text:span text:style-name="Strong_20_Emphasis"><text:span text:style-name="T2">SAP ERP</text:span></text:span><text:span text:style-name="T2"> se utiliza en empresas como Coca-Cola, Airbus y Pfizer.</text:span></text:p>
        </text:list-item>
        <text:list-item>
          <text:p text:style-name="P6"><text:span text:style-name="Strong_20_Emphasis"><text:span text:style-name="T2">Microsoft Dynamics 365</text:span></text:span><text:span text:style-name="T2"> es utilizado por empresas como HP, IKEA y Toyota.</text:span></text:p>
        </text:list-item>
      </text:list>
      <text:p text:style-name="P8">Estos ejemplos demuestran la versatilidad y la aplicabilidad de estos sistemas en distintas industrias.</text:p>
      <text:h text:style-name="P1" text:outline-level="3">Pregunta 3</text:h>
      <text:p text:style-name="P8">¿Qué sistema operativo es adecuado para los ERP Odoo y Salesforce? Justifica la respuesta.</text:p>
      <text:p text:style-name="P5"><text:span text:style-name="Strong_20_Emphasis"><text:span text:style-name="T2">Odoo</text:span></text:span><text:span text:style-name="T2"> es un sistema ERP de código abierto que es compatible con una gran variedad de sistemas operativos, incluyendo </text:span><text:span text:style-name="Strong_20_Emphasis"><text:span text:style-name="T2">Windows, macOS y Linux</text:span></text:span><text:span text:style-name="T2">. Esto lo hace muy flexible y accesible para empresas con diferentes infraestructuras tecnológicas.</text:span></text:p>
      <text:p text:style-name="P5"><text:span text:style-name="Strong_20_Emphasis"><text:span text:style-name="T2">Salesforce</text:span></text:span><text:span text:style-name="T2">, aunque no es un ERP en sentido estricto, es una plataforma CRM muy poderosa que se ejecuta principalmente en la nube, lo que significa que es </text:span><text:span text:style-name="Strong_20_Emphasis"><text:span text:style-name="T2">agnóstico del sistema operativo</text:span></text:span><text:span text:style-name="T2">. Puede accederse desde cualquier dispositivo con conexión a internet, independientemente de si utiliza Windows, macOS o Linux.</text:span></text:p>
      <text:h text:style-name="P1" text:outline-level="3"><text:soft-page-break/>Pregunta 4</text:h>
      <text:p text:style-name="P8">Busca dos sistemas ERP y dos sistemas CRM actuales.</text:p>
      <text:list xml:id="list3261639366" text:style-name="L2">
        <text:list-item>
          <text:p text:style-name="P7"><text:span text:style-name="Strong_20_Emphasis"><text:span text:style-name="T2">ERP</text:span></text:span><text:span text:style-name="T2">:</text:span></text:p>
          <text:list>
            <text:list-item>
              <text:p text:style-name="P9">SAP ERP</text:p>
            </text:list-item>
            <text:list-item>
              <text:p text:style-name="P9">Microsoft Dynamics 365</text:p>
            </text:list-item>
          </text:list>
        </text:list-item>
        <text:list-item>
          <text:p text:style-name="P7"><text:span text:style-name="Strong_20_Emphasis"><text:span text:style-name="T2">CRM</text:span></text:span><text:span text:style-name="T2">:</text:span></text:p>
          <text:list>
            <text:list-item>
              <text:p text:style-name="P9">Salesforce</text:p>
            </text:list-item>
            <text:list-item>
              <text:p text:style-name="P9">HubSpot CRM</text:p>
            </text:list-item>
          </text:list>
        </text:list-item>
      </text:list>
      <text:h text:style-name="P1" text:outline-level="3">Pregunta 5</text:h>
      <text:p text:style-name="P8">Compara los dos sistemas ERP de la Pregunta 1. Para ello, rellena la tabla inferior. Introduce al menos 4 características, para realizar la comparació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Características</text:p>
            </table:table-cell>
            <table:table-cell table:style-name="Table1.A1" office:value-type="string">
              <text:p text:style-name="P4">SAP ERP</text:p>
            </table:table-cell>
            <table:table-cell table:style-name="Table1.A1" office:value-type="string">
              <text:p text:style-name="P4">Microsoft Dynamics 365</text:p>
            </table:table-cell>
          </table:table-row>
        </table:table-header-rows>
        <table:table-row>
          <table:table-cell table:style-name="Table1.A1" office:value-type="string">
            <text:p text:style-name="Table_20_Contents"><text:span text:style-name="Strong_20_Emphasis"><text:span text:style-name="T2">Modularidad</text:span></text:span></text:p>
          </table:table-cell>
          <table:table-cell table:style-name="Table1.A1" office:value-type="string">
            <text:p text:style-name="P3">Alta, con muchos módulos disponibles</text:p>
          </table:table-cell>
          <table:table-cell table:style-name="Table1.A1" office:value-type="string">
            <text:p text:style-name="P3">Alta, con integración con aplicaciones Microsoft</text:p>
          </table:table-cell>
        </table:table-row>
        <table:table-row>
          <table:table-cell table:style-name="Table1.A1" office:value-type="string">
            <text:p text:style-name="Table_20_Contents"><text:span text:style-name="Strong_20_Emphasis"><text:span text:style-name="T2">Facilidad de uso</text:span></text:span></text:p>
          </table:table-cell>
          <table:table-cell table:style-name="Table1.A1" office:value-type="string">
            <text:p text:style-name="P3">Complejo, requiere formación</text:p>
          </table:table-cell>
          <table:table-cell table:style-name="Table1.A1" office:value-type="string">
            <text:p text:style-name="P3">Intuitivo, familiar para usuarios de productos Microsoft</text:p>
          </table:table-cell>
        </table:table-row>
        <table:table-row>
          <table:table-cell table:style-name="Table1.A1" office:value-type="string">
            <text:p text:style-name="Table_20_Contents"><text:span text:style-name="Strong_20_Emphasis"><text:span text:style-name="T2">Escalabilidad</text:span></text:span></text:p>
          </table:table-cell>
          <table:table-cell table:style-name="Table1.A1" office:value-type="string">
            <text:p text:style-name="P3">Muy escalable, adecuado para grandes empresas</text:p>
          </table:table-cell>
          <table:table-cell table:style-name="Table1.A1" office:value-type="string">
            <text:p text:style-name="P3">Escalable, adecuado para pequeñas y medianas empresas</text:p>
          </table:table-cell>
        </table:table-row>
        <table:table-row>
          <table:table-cell table:style-name="Table1.A1" office:value-type="string">
            <text:p text:style-name="Table_20_Contents"><text:span text:style-name="Strong_20_Emphasis"><text:span text:style-name="T2">Coste</text:span></text:span></text:p>
          </table:table-cell>
          <table:table-cell table:style-name="Table1.A1" office:value-type="string">
            <text:p text:style-name="P3">Alto, debido a su complejidad y características</text:p>
          </table:table-cell>
          <table:table-cell table:style-name="Table1.A1" office:value-type="string">
            <text:p text:style-name="P3">Variable, puede ser más accesible dependiendo del plan</text:p>
          </table:table-cell>
        </table:table-row>
      </table:table>
      <text:h text:style-name="P1" text:outline-level="3">Pregunta 6</text:h>
      <text:p text:style-name="P8">¿Qué sistema gestor de base de datos utiliza cada sistema ERP anteriormente comparados?</text:p>
      <text:p text:style-name="P5"><text:span text:style-name="Strong_20_Emphasis"><text:span text:style-name="T2">SAP ERP</text:span></text:span><text:span text:style-name="T2"> utiliza su propio sistema de gestión de bases de datos, </text:span><text:span text:style-name="Strong_20_Emphasis"><text:span text:style-name="T2">SAP HANA</text:span></text:span><text:span text:style-name="T2">, que está optimizado para el análisis de datos en tiempo real y la ejecución de aplicaciones empresariales de alto rendimiento.</text:span></text:p>
      <text:p text:style-name="P5"><text:span text:style-name="Strong_20_Emphasis"><text:span text:style-name="T2">Microsoft Dynamics 365</text:span></text:span><text:span text:style-name="T2"> generalmente utiliza </text:span><text:span text:style-name="Strong_20_Emphasis"><text:span text:style-name="T2">Microsoft SQL Server</text:span></text:span><text:span text:style-name="T2"> como su sistema gestor de bases de datos, aunque también puede ser compatible con otros sistemas de bases de datos según las necesidades específicas de la empresa.</text:span></text:p>
      <text:p text:style-name="P8">Espero que esto te ayude a avanzar con tu tarea. ¡Ánim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Vaya tarea! El enunciado cubre un montón de aspectos interesantes sobre la gestión de pedidos y la planificación de recursos empresariales (ERP). Vamos a resolver tus preguntas una a una.</text:p>
      <text:p text:style-name="P2"/>
      <text:p text:style-name="P2">Pregunta 1</text:p>
      <text:p text:style-name="P2">Busca dos sistemas ERP que se ajusten a las necesidades y características de la empresa. Justifica la respuesta.</text:p>
      <text:p text:style-name="P2"/>
      <text:p text:style-name="P2">Dos sistemas ERP que podrían ajustarse a la empresa de venta de material informático y portátiles a medida son SAP ERP y Microsoft Dynamics 365.</text:p>
      <text:p text:style-name="P2"/>
      <text:p text:style-name="P2">SAP ERP es una de las soluciones más robustas y completas del mercado. Ofrece una amplia gama de módulos que pueden gestionar todo el ciclo de vida de un pedido, desde la recepción del pedido hasta la fabricación y el control de inventarios. Sus módulos de gestión de producción y su capacidad de integración con distintos sistemas lo hacen ideal para la gestión de "artículos configurados".</text:p>
      <text:p text:style-name="P2"/>
      <text:p text:style-name="P2">Microsoft Dynamics 365, por otro lado, es conocido por su flexibilidad y fácil integración con otros productos de Microsoft. Es una solución que permite una gestión eficiente de inventarios y pedidos, y ofrece herramientas avanzadas de análisis y reporting. Además, su interfaz es bastante intuitiva y puede adaptarse a las necesidades específicas de la empresa.</text:p>
      <text:p text:style-name="P2"/>
      <text:p text:style-name="P2">Pregunta 2</text:p>
      <text:p text:style-name="P2">Busca todas las referencias de utilización del sistema ERP.</text:p>
      <text:p text:style-name="P2"/>
      <text:p text:style-name="P2">Para encontrar referencias de utilización de un sistema ERP, lo mejor es consultar estudios de caso, testimonios de clientes y análisis de mercado. Por ejemplo:</text:p>
      <text:p text:style-name="P2"/>
      <text:p text:style-name="P2">SAP ERP se utiliza en empresas como Coca-Cola, Airbus y Pfizer.</text:p>
      <text:p text:style-name="P2"/>
      <text:p text:style-name="P2">Microsoft Dynamics 365 es utilizado por empresas como HP, IKEA y Toyota.</text:p>
      <text:p text:style-name="P2"/>
      <text:p text:style-name="P2">Estos ejemplos demuestran la versatilidad y la aplicabilidad de estos sistemas en distintas industrias.</text:p>
      <text:p text:style-name="P2"/>
      <text:p text:style-name="P2">Pregunta 3</text:p>
      <text:p text:style-name="P2">¿Qué sistema operativo es adecuado para los ERP Odoo y Salesforce? Justifica la respuesta.</text:p>
      <text:p text:style-name="P2"/>
      <text:p text:style-name="P2">Odoo es un sistema ERP de código abierto que es compatible con una gran variedad de sistemas operativos, incluyendo Windows, macOS y Linux. Esto lo hace muy flexible y accesible para empresas con diferentes infraestructuras tecnológicas.</text:p>
      <text:p text:style-name="P2"/>
      <text:p text:style-name="P2">Salesforce, aunque no es un ERP en sentido estricto, es una plataforma CRM muy poderosa que se ejecuta principalmente en la nube, lo que significa que es agnóstico del sistema operativo. Puede accederse desde cualquier dispositivo con conexión a internet, independientemente de si utiliza Windows, macOS o Linux.</text:p>
      <text:p text:style-name="P2"/>
      <text:p text:style-name="P2">Pregunta 4</text:p>
      <text:p text:style-name="P2">Busca dos sistemas ERP y dos sistemas CRM actuales.</text:p>
      <text:p text:style-name="P2"/>
      <text:p text:style-name="P2"><text:soft-page-break/>ERP:</text:p>
      <text:p text:style-name="P2"/>
      <text:p text:style-name="P2">SAP ERP</text:p>
      <text:p text:style-name="P2"/>
      <text:p text:style-name="P2">Microsoft Dynamics 365</text:p>
      <text:p text:style-name="P2"/>
      <text:p text:style-name="P2">CRM:</text:p>
      <text:p text:style-name="P2"/>
      <text:p text:style-name="P2">Salesforce</text:p>
      <text:p text:style-name="P2"/>
      <text:p text:style-name="P2">HubSpot CRM</text:p>
      <text:p text:style-name="P2"/>
      <text:p text:style-name="P2">Pregunta 5</text:p>
      <text:p text:style-name="P2">Compara los dos sistemas ERP de la Pregunta 1. Para ello, rellena la tabla inferior. Introduce al menos 4 características, para realizar la comparación.</text:p>
      <text:p text:style-name="P2"/>
      <text:p text:style-name="P2">Características<text:tab/>SAP ERP<text:tab/>Microsoft Dynamics 365</text:p>
      <text:p text:style-name="P2">Modularidad<text:tab/>Alta, con muchos módulos disponibles<text:tab/>Alta, con integración con aplicaciones Microsoft</text:p>
      <text:p text:style-name="P2">Facilidad de uso<text:tab/>Complejo, requiere formación<text:tab/>Intuitivo, familiar para usuarios de productos Microsoft</text:p>
      <text:p text:style-name="P2">Escalabilidad<text:tab/>Muy escalable, adecuado para grandes empresas<text:tab/>Escalable, adecuado para pequeñas y medianas empresas</text:p>
      <text:p text:style-name="P2">Coste<text:tab/>Alto, debido a su complejidad y características<text:tab/>Variable, puede ser más accesible dependiendo del plan</text:p>
      <text:p text:style-name="P2">Pregunta 6</text:p>
      <text:p text:style-name="P2">¿Qué sistema gestor de base de datos utiliza cada sistema ERP anteriormente comparados?</text:p>
      <text:p text:style-name="P2"/>
      <text:p text:style-name="P2">SAP ERP utiliza su propio sistema de gestión de bases de datos, SAP HANA, que está optimizado para el análisis de datos en tiempo real y la ejecución de aplicaciones empresariales de alto rendimiento.</text:p>
      <text:p text:style-name="P2"/>
      <text:p text:style-name="P2">Microsoft Dynamics 365 generalmente utiliza Microsoft SQL Server como su sistema gestor de bases de datos, aunque también puede ser compatible con otros sistemas de bases de datos según las necesidades específicas de la empresa.</text:p>
      <text:p text:style-name="P2"/>
      <text:p text:style-name="P2">Espero que esto te ayude a avanzar con tu tarea. ¡Ánim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09:35:36.477134055</meta:creation-date>
    <dc:date>2024-10-26T09:38:14.674894741</dc:date>
    <meta:editing-duration>PT2M38S</meta:editing-duration>
    <meta:editing-cycles>1</meta:editing-cycles>
    <meta:document-statistic meta:table-count="1" meta:image-count="0" meta:object-count="0" meta:page-count="4" meta:paragraph-count="82" meta:word-count="1154" meta:character-count="7304" meta:non-whitespace-character-count="6240"/>
    <meta:generator>LibreOffice/7.3.7.2$Linux_X86_64 LibreOffice_project/30$Build-2</meta:generator>
  </office:meta>
</office:document-meta>
</file>